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/>
    <style:style style:name="ce3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</style:style>
    <style:style style:name="ce7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1H30M00S" calcext:value-type="time">
            <text:p>11:30</text:p>
          </table:table-cell>
          <table:table-cell table:style-name="ce14" table:formula="of:=['1. Regression Testing'.$J$3]" office:value-type="time" office:time-value="PT11H30M00S" calcext:value-type="time">
            <text:p>11:3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5M00S" calcext:value-type="time">
            <text:p>01:45</text:p>
          </table:table-cell>
          <table:table-cell table:style-name="ce14" table:formula="of:=['2. Preparation'.$J$3]" office:value-type="time" office:time-value="PT13H15M00S" calcext:value-type="time">
            <text:p>13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4H45M00S" calcext:value-type="time">
            <text:p>14:4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30M00S" calcext:value-type="time">
            <text:p>00:30</text:p>
          </table:table-cell>
          <table:table-cell table:style-name="ce14" table:formula="of:=['4. Build'.$J$3]" office:value-type="time" office:time-value="PT15H15M00S" calcext:value-type="time">
            <text:p>15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5H55M00S" calcext:value-type="time">
            <text:p>15:5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5H55M00S" calcext:value-type="time">
            <text:p>15:5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6H55M00S" calcext:value-type="time">
            <text:p>16:5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8H45M00S" calcext:value-type="time">
            <text:p>18:45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09" calcext:value-type="date">
            <text:p>2016-09-09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3"/>
          <table:table-cell table:style-name="ce25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27])" office:value-type="time" office:time-value="PT11H30M00S" calcext:value-type="time">
            <text:p>11:3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27])" office:value-type="time" office:time-value="PT11H30M00S" calcext:value-type="time">
            <text:p>11:3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16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18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19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1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1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2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4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4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5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7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8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2])+[.G33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4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6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38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8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9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0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2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Debug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46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1]" office:value-type="string" office:string-value="YAT.Model.Test.FileHandlingTest fails because of the issue described in FR#272 =&gt; Dispose() must temporarily (for running the test) be commented-out in Model.Main#1172/Workspace#1129/Terminal#1943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3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4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5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6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7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8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62]); &quot;.&quot;)" office:value-type="string" office:string-value="1.4." calcext:value-type="string">
            <text:p>1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1])+[.G62]" office:value-type="time" office:time-value="PT11H30M00S" calcext:value-type="time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62]; COUNTA([.C$63:.C63]); &quot;.&quot;)" office:value-type="string" office:string-value="1.4.1." calcext:value-type="string">
            <text:p>1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5])" office:value-type="time" office:time-value="PT01H45M00S" calcext:value-type="time">
            <text:p>01:45</text:p>
          </table:table-cell>
          <table:table-cell table:style-name="ce49" table:formula="of:=['1. Regression Testing'.$J$3]" office:value-type="time" office:time-value="PT11H30M00S" calcext:value-type="time">
            <text:p>11:30</text:p>
          </table:table-cell>
          <table:table-cell table:style-name="ce55" table:formula="of:=MAX([.I4:.I65545])" office:value-type="time" office:time-value="PT13H15M00S" calcext:value-type="time">
            <text:p>13:15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15M00S" calcext:value-type="time">
            <text:p>00:15</text:p>
          </table:table-cell>
          <table:table-cell table:style-name="ce70"/>
          <table:table-cell table:style-name="ce68" table:formula="of:=MAX([.I$1:.I4])+[.G5]" office:value-type="time" office:time-value="PT11H45M00S" calcext:value-type="time">
            <text:p>11:45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3])+[.G24]" office:value-type="time" office:time-value="PT11H50M00S" calcext:value-type="time">
            <text:p>11:5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5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1H55M00S" calcext:value-type="time">
            <text:p>11:5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4])+[.G35]" office:value-type="time" office:time-value="PT12H25M00S" calcext:value-type="time">
            <text:p>12:2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46])+[.G47]" office:value-type="time" office:time-value="PT12H30M00S" calcext:value-type="time">
            <text:p>12:3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7]; COUNTA([.C$48:.C48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50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9])+[.G50]" office:value-type="time" office:time-value="PT13H00M00S" calcext:value-type="time">
            <text:p>13:0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50]; COUNTA([.C$51:.C51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0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2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1])+[.G62]" office:value-type="time" office:time-value="PT13H10M00S" calcext:value-type="time">
            <text:p>13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2]; COUNTA([.C$63:.C63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4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5]); &quot;.&quot;)" office:value-type="string" office:string-value="2.7.3." calcext:value-type="string">
            <text:p>2.7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7]); &quot;.&quot;)" office:value-type="string" office:string-value="2.8." calcext:value-type="string">
            <text:p>2.8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66])+[.G67]" office:value-type="time" office:time-value="PT13H15M00S" calcext:value-type="time">
            <text:p>13:1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7]; COUNTA([.C$68:.C68]); &quot;.&quot;)" office:value-type="string" office:string-value="2.8.1." calcext:value-type="string">
            <text:p>2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7]; COUNTA([.C$68:.C69]); &quot;.&quot;)" office:value-type="string" office:string-value="2.8.2." calcext:value-type="string">
            <text:p>2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8])" office:value-type="time" office:time-value="PT01H30M00S" calcext:value-type="time">
            <text:p>01:30</text:p>
          </table:table-cell>
          <table:table-cell table:style-name="ce49" table:formula="of:=['2. Preparation'.$J$3]" office:value-type="time" office:time-value="PT13H15M00S" calcext:value-type="time">
            <text:p>13:15</text:p>
          </table:table-cell>
          <table:table-cell table:style-name="ce55" table:formula="of:=MAX([.I4:.I65538])" office:value-type="time" office:time-value="PT14H45M00S" calcext:value-type="time">
            <text:p>14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/>
          <table:table-cell table:style-name="ce3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3H25M00S" calcext:value-type="time">
            <text:p>13:2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6:.C$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3H35M00S" calcext:value-type="time">
            <text:p>13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1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4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3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32])+[.G33]" office:value-type="time" office:time-value="PT14H35M00S" calcext:value-type="time">
            <text:p>14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33]; COUNTA([.C$34:.C34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3]; COUNTA([.C$34:.C38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3]; COUNTA([.C$34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2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1])+[.G62]" office:value-type="time" office:time-value="PT14H45M00S" calcext:value-type="time">
            <text:p>14:4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2]; COUNTA([.C$63:.C63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45 occurrences totally expected in ArgsHandler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62]; COUNTA([.C$63:.C69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5])" office:value-type="time" office:time-value="PT15H15M00S" calcext:value-type="time">
            <text:p>15:1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4H45M00S" calcext:value-type="time">
            <text:p>14:4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4H55M00S" calcext:value-type="time">
            <text:p>14:5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15M00S" calcext:value-type="time">
            <text:p>15:1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15M00S" calcext:value-type="time">
            <text:p>15:15</text:p>
          </table:table-cell>
          <table:table-cell table:style-name="ce55" table:formula="of:=MAX([.I4:.I65495])" office:value-type="time" office:time-value="PT15H55M00S" calcext:value-type="time">
            <text:p>15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25M00S" calcext:value-type="time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5H55M00S" calcext:value-type="time">
            <text:p>15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5H55M00S" calcext:value-type="time">
            <text:p>15:55</text:p>
          </table:table-cell>
          <table:table-cell table:style-name="ce55" table:formula="of:=MAX([.I4:.I65502])" office:value-type="time" office:time-value="PT16H25M00S" calcext:value-type="time">
            <text:p>16:2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10M00S" calcext:value-type="time">
            <text:p>16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25M00S" calcext:value-type="time">
            <text:p>16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5H55M00S" calcext:value-type="time">
            <text:p>15:55</text:p>
          </table:table-cell>
          <table:table-cell table:style-name="ce55" table:formula="of:=MAX([.I4:.I65511])" office:value-type="time" office:time-value="PT16H55M00S" calcext:value-type="time">
            <text:p>16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6H55M00S" calcext:value-type="time">
            <text:p>16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6H55M00S" calcext:value-type="time">
            <text:p>16:55</text:p>
          </table:table-cell>
          <table:table-cell table:style-name="ce55" table:formula="of:=MAX([.I4:.I65536])" office:value-type="time" office:time-value="PT18H45M00S" calcext:value-type="time">
            <text:p>18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10M00S" calcext:value-type="time">
            <text:p>17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25M00S" calcext:value-type="time">
            <text:p>17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30M00S" calcext:value-type="time">
            <text:p>17:3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45M00S" calcext:value-type="time">
            <text:p>17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00M00S" calcext:value-type="time">
            <text:p>18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15M00S" calcext:value-type="time">
            <text:p>18:1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30M00S" calcext:value-type="time">
            <text:p>18:3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35M00S" calcext:value-type="time">
            <text:p>18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45M00S" calcext:value-type="time">
            <text:p>18:4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.00.0000</text:date>, <text:time style:data-style-name="N2" text:time-value="13:25:12.0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4H34M34S</meta:editing-duration>
    <meta:editing-cycles>159</meta:editing-cycles>
    <meta:generator>LibreOffice/5.0.4.2$Windows_X86_64 LibreOffice_project/2b9802c1994aa0b7dc6079e128979269cf95bc78</meta:generator>
    <meta:initial-creator>Matthias Kläy</meta:initial-creator>
    <dc:date>2016-09-02T13:27:51.450000000</dc:date>
    <meta:print-date>2016-08-27T13:56:29.400000000</meta:print-date>
    <meta:document-statistic meta:table-count="9" meta:cell-count="959" meta:object-count="0"/>
  </office:meta>
</office:document-meta>
</file>